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80000001BF6D88A9F9D840B151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cm, 0.376cm, 1.039cm, 0.263cm)" draw:image-opacity="100%" style:mirror="none"/>
    </style:style>
    <style:style style:name="gr2" style:family="graphic" style:parent-style-name="Object_20_with_20_no_20_fill_20_and_20_no_20_line">
      <style:graphic-properties draw:stroke="solid" svg:stroke-width="0.2cm" svg:stroke-color="#0000ff" draw:marker-start-width="0.8cm" draw:marker-end-width="0.8cm" draw:fill="none" draw:textarea-vertical-align="middle" draw:color-mode="standard" draw:luminance="0%" draw:contrast="0%" draw:gamma="100%" draw:red="0%" draw:green="0%" draw:blue="0%" fo:clip="rect(1.333cm, 2.605cm, 1.228cm, 1.404cm)" draw:image-opacity="100%" style:mirror="none"/>
    </style:style>
    <style:style style:name="gr3" style:family="graphic" style:parent-style-name="objectwithoutfill">
      <style:graphic-properties draw:stroke="dash" svg:stroke-width="0.1cm" svg:stroke-color="#0000ff" draw:marker-start-width="0.375cm" draw:marker-end="" draw:marker-end-width="0.375cm" draw:fill="none" draw:textarea-vertical-align="middle" fo:padding-top="0.125cm" fo:padding-bottom="0.125cm" fo:padding-left="0.25cm" fo:padding-right="0.25cm"/>
    </style:style>
    <style:style style:name="gr4" style:family="graphic" style:parent-style-name="Object_20_with_20_no_20_fill_20_and_20_no_20_line">
      <style:graphic-properties draw:fill="solid" draw:fill-color="#ffffff" draw:textarea-vertical-align="middle" draw:ole-draw-aspect="1" style:protect="size"/>
    </style:style>
    <style:style style:name="gr5" style:family="graphic" style:parent-style-name="objectwithoutfill">
      <style:graphic-properties svg:stroke-width="0.1cm" svg:stroke-color="#0000ff" draw:marker-start-width="0.375cm" draw:marker-end-width="0.375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ff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4pt" style:font-size-asian="18pt" style:font-size-complex="18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376cm" svg:height="6.899cm" svg:x="-0.6cm" svg:y="7.201cm">
          <draw:image xlink:href="Pictures/1000000000000280000001BF6D88A9F9D840B151.jpg" xlink:type="simple" xlink:show="embed" xlink:actuate="onLoad">
            <text:p/>
          </draw:image>
        </draw:frame>
        <draw:frame draw:style-name="gr2" draw:text-style-name="P1" draw:layer="layout" svg:width="7.499cm" svg:height="6.5cm" svg:x="14.9cm" svg:y="7.4cm">
          <draw:image xlink:href="Pictures/1000000000000280000001BF6D88A9F9D840B151.jpg" xlink:type="simple" xlink:show="embed" xlink:actuate="onLoad">
            <text:p/>
          </draw:image>
        </draw:frame>
        <draw:line draw:style-name="gr3" draw:text-style-name="P1" draw:layer="layout" svg:x1="22cm" svg:y1="9.6cm" svg:x2="15.2cm" svg:y2="9.603cm">
          <text:p/>
        </draw:line>
        <draw:frame draw:style-name="gr4" draw:text-style-name="P2" draw:layer="layout" svg:width="1.327cm" svg:height="0.688cm" svg:x="16.4cm" svg:y="8.8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17.9cm" svg:y1="9.6cm" svg:x2="16.6cm" svg:y2="7.5cm">
          <text:p/>
        </draw:line>
        <draw:path draw:style-name="gr5" draw:text-style-name="P1" draw:layer="layout" svg:width="0.396cm" svg:height="1.539cm" draw:transform="rotate (2.13139608253547) translate (16.1256091986731cm 9.40768022337365cm)" svg:viewBox="0 0 397 1540" svg:d="M0 14c410-107 379 439 395 645 19 251-101 489-216 707l-123 174">
          <text:p/>
        </draw:path>
        <draw:frame draw:style-name="gr4" draw:text-style-name="P2" draw:layer="layout" svg:width="1.83cm" svg:height="0.687cm" svg:x="19.2cm" svg:y="9.6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" draw:layer="layout" svg:x1="18.6cm" svg:y1="9.525cm" svg:x2="21.3cm" svg:y2="11.9cm">
          <text:p/>
        </draw:line>
        <draw:path draw:style-name="gr5" draw:text-style-name="P1" draw:layer="layout" svg:width="0.396cm" svg:height="1.539cm" draw:transform="rotate (-0.597949801733258) translate (20.9162715229148cm 9.6946430642814cm)" svg:viewBox="0 0 397 1540" svg:d="M0 14c410-107 379 439 395 645 19 251-101 489-216 707l-123 174">
          <text:p/>
        </draw:path>
        <draw:path draw:style-name="gr6" draw:text-style-name="P1" draw:layer="layout" svg:width="6.512cm" svg:height="2.157cm" draw:transform="rotate (0.104894288044859) translate (7.85992284762531cm 8.86184219731173cm)" svg:viewBox="0 0 6513 2158" svg:d="M0 2157c1128 19 2231-389 3159-1075 400-296 560-778 1042-911 430-119 883-197 1335-163l586 32 358 65h3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width="0.1cm" svg:stroke-color="#ffcc00" draw:marker-start-width="0.36cm" draw:marker-end="Small_20_Arrow" draw:marker-end-width="0.3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01T00:06:07.571345318</dc:date>
    <meta:editing-duration>PT5M53S</meta:editing-duration>
    <meta:editing-cycles>4</meta:editing-cycles>
    <meta:generator>LibreOffice/5.1.6.2$Linux_X86_64 LibreOffice_project/10m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sub>
      <mi mathvariant="normal">θ</mi>
      <mi mathvariant="italic">rotor</mi>
    </msub>
    <annotation encoding="StarMath 5.0">%theta_rotor</annotation>
  </semantics>
</math>
</file>

<file path=Object 2/content.xml><?xml version="1.0" encoding="utf-8"?>
<math xmlns="http://www.w3.org/1998/Math/MathML" display="block">
  <semantics>
    <msub>
      <mi mathvariant="normal">θ</mi>
      <mi mathvariant="italic">flaperon</mi>
    </msub>
    <annotation encoding="StarMath 5.0">%theta_flaperon</annotation>
  </semantics>
</math>
</file>